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2ec25" officeooo:paragraph-rsid="00132d73"/>
    </style:style>
    <style:style style:name="P2" style:family="paragraph" style:parent-style-name="Standard">
      <style:text-properties fo:font-size="14pt" officeooo:rsid="0012ec25" officeooo:paragraph-rsid="00132d73" style:font-size-asian="14pt" style:font-size-complex="14pt"/>
    </style:style>
    <style:style style:name="P3" style:family="paragraph" style:parent-style-name="Standard">
      <style:text-properties fo:font-size="14pt" officeooo:rsid="0012ec25" officeooo:paragraph-rsid="0012ec25" style:font-size-asian="14pt" style:font-size-complex="14pt"/>
    </style:style>
    <style:style style:name="P4" style:family="paragraph" style:parent-style-name="Standard">
      <style:text-properties fo:font-size="14pt" officeooo:rsid="0012ec25" officeooo:paragraph-rsid="001506d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2ec25" officeooo:paragraph-rsid="00132d7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size="14pt" fo:font-weight="bold" officeooo:rsid="0012ec25" officeooo:paragraph-rsid="00132d7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size="14pt" fo:font-weight="bold" officeooo:rsid="0012ec25" officeooo:paragraph-rsid="001506d0" style:font-size-asian="14pt" style:font-weight-asian="bold" style:font-size-complex="14pt" style:font-weight-complex="bold"/>
    </style:style>
    <style:style style:name="T1" style:family="text">
      <style:text-properties officeooo:rsid="00132d73"/>
    </style:style>
    <style:style style:name="T2" style:family="text">
      <style:text-properties officeooo:rsid="001506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in</text:p>
      <text:p text:style-name="P2"/>
      <text:p text:style-name="P2">Implements all other classes, calls all of the GUIs where necessary. <text:span text:style-name="T1">Should not have any of the minesweeper logic or functionality, which should be handled by the other classes.</text:span></text:p>
      <text:p text:style-name="P2"><text:span text:style-name="T1"/></text:p>
      <text:p text:style-name="P2"><text:span text:style-name="T1">Constructor:</text:span></text:p>
      <text:p text:style-name="P2"><text:span text:style-name="T1"/></text:p>
      <text:p text:style-name="P2"><text:span text:style-name="T1">Creates objects of all other classes (Board board = new Board(), etc) and adds them to a Jframe.</text:span></text:p>
      <text:p text:style-name="P2"><text:span text:style-name="T1"/></text:p>
      <text:p text:style-name="P2"><text:span text:style-name="T1">Main: </text:span></text:p>
      <text:p text:style-name="P2"><text:span text:style-name="T1"/></text:p>
      <text:p text:style-name="P2"><text:span text:style-name="T1">Draws the window. Allows the user to enter commands from the command line to specify things like board size. Should prompt the user initially to load a previous game or start a new one before any board is actually created.</text:span></text:p>
      <text:p text:style-name="P2"><text:span text:style-name="T1"/></text:p>
      <text:p text:style-name="P6">Board</text:p>
      <text:p text:style-name="P2"/>
      <text:p text:style-name="P2">Creates an 3D array defined by the size of n passed to it that stores whether each place in the array contains a bomb or not. Randomly places bombs (the number of which is placed is determined by the size of the board) throughout the array.</text:p>
      <text:p text:style-name="P3"/>
      <text:p text:style-name="P4"><text:span text:style-name="T2">Constructor:<text:line-break/>Receives arguments for height and width.</text:span></text:p>
      <text:p text:style-name="P4"><text:span text:style-name="T2">Sets up the amount of bombs based on an algorithm (bigger the board, more bombs there are).</text:span></text:p>
      <text:p text:style-name="P4"><text:span text:style-name="T2">Creates an array storing info on each slot.</text:span></text:p>
      <text:p text:style-name="P4"><text:span text:style-name="T2">Pseudorandomly places bombs throughout the array.</text:span></text:p>
      <text:p text:style-name="P4"><text:span text:style-name="T2"/></text:p>
      <text:p text:style-name="P4"><text:span text:style-name="T2">Functions:</text:span></text:p>
      <text:p text:style-name="P4"><text:span text:style-name="T2">Returns info about a part of the array when requested.</text:span></text:p>
      <text:p text:style-name="P4"><text:span text:style-name="T2">Reset the board and create a new one.</text:span></text:p>
      <text:p text:style-name="P7">BoardUI</text:p>
      <text:p text:style-name="P4"/>
      <text:p text:style-name="P4">Implements Board as a GUI.</text:p>
      <text:p text:style-name="P3"/>
      <text:p text:style-name="P4"><text:span text:style-name="T2">Constructor:<text:line-break/>Creates a new Board.</text:span></text:p>
      <text:p text:style-name="P4"><text:span text:style-name="T2">Creates an array of buttons of appropriate size in gridlayout.</text:span></text:p>
      <text:p text:style-name="P4"><text:span text:style-name="T2"/></text:p>
      <text:p text:style-name="P4"><text:span text:style-name="T2">Functions:<text:line-break/>Handles the user interacting with the board. For example, setting flags, the user clicking the buttons, etc.</text:span></text:p>
      <text:p text:style-name="P6"><text:span text:style-name="T1">Location</text:span></text:p>
      <text:p text:style-name="P2"><text:span text:style-name="T1"/></text:p>
      <text:p text:style-name="P2"><text:span text:style-name="T1">Contains functions for returning whether or not a bomb exists in a location, as well as returning the number that should belong there (i.e. a 1, 2, or 3)</text:span></text:p>
      <text:p text:style-name="P2"><text:span text:style-name="T1"/></text:p>
      <text:p text:style-name="P4"><text:span text:style-name="T2">For examples of what Location should do, see Crystal's Location.java.</text:span></text:p>
      <text:p text:style-name="P6"><text:span text:style-name="T1">TopPanelUI</text:span></text:p>
      <text:p text:style-name="P2"><text:span text:style-name="T1"/></text:p>
      <text:p text:style-name="P2">Contains the main functions at the top that counts score, remaining bomb count, and time, as well as having a button to reset the game. <text:span text:style-name="T1">This also does the logic for each of these functions, since the class is otherwise very simple.</text:span></text:p>
      <text:p text:style-name="P2"><text:span text:style-name="T1"/></text:p>
      <text:p text:style-name="P2"><text:span text:style-name="T1">Constructor:</text:span></text:p>
      <text:p text:style-name="P2"><text:span text:style-name="T1">Should start a new timer, set the remaining bomb count to whatever Board returns, have a formula for calculating score, etc. It should also create a menu bar with options to reset the game, start a new game, save the game, etc.</text:span></text:p>
      <text:p text:style-name="P2"><text:span text:style-name="T1"/></text:p>
      <text:p text:style-name="P2"><text:span text:style-name="T1">Functions:<text:line-break/>Should have all the functions necessary to do the stuff – i.e. a function for saving a game, a function for loading a game, a function for resetting the game, 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12ec25" officeooo:paragraph-rsid="00132d73"/>
    </style:style>
    <style:style style:name="MT1" style:family="text">
      <style:text-properties officeooo:rsid="00132d73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nesweeper <text:span text:style-name="MT1">Classes – Page </text:span><text:span text:style-name="MT1"><text:page-number text:select-page="current">3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3:07:35</meta:creation-date>
    <dc:date>2012-11-09T18:15:53</dc:date>
    <meta:editing-duration>PT12M18S</meta:editing-duration>
    <meta:editing-cycles>3</meta:editing-cycles>
    <meta:generator>LibreOffice/3.6$Linux_X86_64 LibreOffice_project/360m1$Build-2</meta:generator>
    <meta:document-statistic meta:table-count="0" meta:image-count="0" meta:object-count="0" meta:page-count="5" meta:paragraph-count="29" meta:word-count="396" meta:character-count="2258" meta:non-whitespace-character-count="1890"/>
  </office:meta>
</office:document-meta>
</file>